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79.99pt"/>
    </style:style>
    <style:style style:name="co3" style:family="table-column">
      <style:table-column-properties fo:break-before="auto" style:column-width="59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font-name="DejaVu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office:value-type="string" calcext:value-type="string">
            <text:p>DI water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 table:number-columns-spanned="3" table:number-rows-spanned="1">
            <text:p>Summary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ndividual reads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individual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individual</text:p>
          </table:table-cell>
          <table:table-cell office:value-type="string" calcext:value-type="string">
            <text:p>averages</text:p>
          </table:table-cell>
          <table:table-cell table:number-columns-repeated="2"/>
          <table:table-cell office:value-type="string" calcext:value-type="string">
            <text:p>wt% NaC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n</text:p>
          </table:table-cell>
          <table:table-cell table:style-name="ce2" office:value-type="string" calcext:value-type="string">
            <text:p>σ</text:p>
          </table:table-cell>
          <table:table-cell office:value-type="string" calcext:value-type="string">
            <text:p>Median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float" office:value="134.71" calcext:value-type="float">
            <text:p>134.71</text:p>
          </table:table-cell>
          <table:table-cell/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524.97" calcext:value-type="float">
            <text:p>524.97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659.19" calcext:value-type="float">
            <text:p>659.19</text:p>
          </table:table-cell>
          <table:table-cell table:number-columns-repeated="2"/>
          <table:table-cell office:value-type="string" calcext:value-type="string">
            <text:p>DI</text:p>
          </table:table-cell>
          <table:table-cell office:value-type="float" office:value="100" calcext:value-type="float">
            <text:p>100</text:p>
          </table:table-cell>
          <table:table-cell table:formula="of:=[.C105]" office:value-type="float" office:value="142.220297029703" calcext:value-type="float">
            <text:p>142.220297029703</text:p>
          </table:table-cell>
          <table:table-cell table:formula="of:=[.C106]" office:value-type="float" office:value="4.42362847794558" calcext:value-type="float">
            <text:p>4.42362847794558</text:p>
          </table:table-cell>
          <table:table-cell table:formula="of:=[.C107]" office:value-type="float" office:value="142.25" calcext:value-type="float">
            <text:p>142.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float" office:value="134.92" calcext:value-type="float">
            <text:p>134.92</text:p>
          </table:table-cell>
          <table:table-cell/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24.6" calcext:value-type="float">
            <text:p>524.6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659.3" calcext:value-type="float">
            <text:p>659.3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table:formula="of:=[.F105]" office:value-type="float" office:value="534.422277227723" calcext:value-type="float">
            <text:p>534.422277227723</text:p>
          </table:table-cell>
          <table:table-cell table:formula="of:=[.F106]" office:value-type="float" office:value="4.14734876305046" calcext:value-type="float">
            <text:p>4.14734876305046</text:p>
          </table:table-cell>
          <table:table-cell table:formula="of:=[.F107]" office:value-type="float" office:value="535.3" calcext:value-type="float">
            <text:p>535.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135.08" calcext:value-type="float">
            <text:p>135.08</text:p>
          </table:table-cell>
          <table:table-cell/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23.75" calcext:value-type="float">
            <text:p>523.75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659.25" calcext:value-type="float">
            <text:p>659.2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formula="of:=[.I105]" office:value-type="float" office:value="655.54099009901" calcext:value-type="float">
            <text:p>655.54099009901</text:p>
          </table:table-cell>
          <table:table-cell table:formula="of:=[.I106]" office:value-type="float" office:value="1.28120919833608" calcext:value-type="float">
            <text:p>1.28120919833608</text:p>
          </table:table-cell>
          <table:table-cell table:formula="of:=[.I107]" office:value-type="float" office:value="655.45" calcext:value-type="float">
            <text:p>655.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135.14" calcext:value-type="float">
            <text:p>135.14</text:p>
          </table:table-cell>
          <table:table-cell/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24.77" calcext:value-type="float">
            <text:p>524.77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659.1" calcext:value-type="float">
            <text:p>659.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135.25" calcext:value-type="float">
            <text:p>135.25</text:p>
          </table:table-cell>
          <table:table-cell/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25.64" calcext:value-type="float">
            <text:p>525.64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657.11" calcext:value-type="float">
            <text:p>657.1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135.55" calcext:value-type="float">
            <text:p>135.55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26.14" calcext:value-type="float">
            <text:p>526.14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656.57" calcext:value-type="float">
            <text:p>656.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135.63" calcext:value-type="float">
            <text:p>135.63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26.9" calcext:value-type="float">
            <text:p>526.9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656.75" calcext:value-type="float">
            <text:p>656.7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float" office:value="135.79" calcext:value-type="float">
            <text:p>135.79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27.37" calcext:value-type="float">
            <text:p>527.37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656.09" calcext:value-type="float">
            <text:p>656.0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35.73" calcext:value-type="float">
            <text:p>135.73</text:p>
          </table:table-cell>
          <table:table-cell/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27.5" calcext:value-type="float">
            <text:p>527.5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56.78" calcext:value-type="float">
            <text:p>656.7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35.46" calcext:value-type="float">
            <text:p>135.46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27.04" calcext:value-type="float">
            <text:p>527.04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57.27" calcext:value-type="float">
            <text:p>657.2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36.29" calcext:value-type="float">
            <text:p>136.29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26.2" calcext:value-type="float">
            <text:p>526.2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55.91" calcext:value-type="float">
            <text:p>655.9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6.6" calcext:value-type="float">
            <text:p>136.6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27.57" calcext:value-type="float">
            <text:p>527.57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55.77" calcext:value-type="float">
            <text:p>655.7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36.59" calcext:value-type="float">
            <text:p>136.59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27.98" calcext:value-type="float">
            <text:p>527.98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55.08" calcext:value-type="float">
            <text:p>655.0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36.69" calcext:value-type="float">
            <text:p>136.69</text:p>
          </table:table-cell>
          <table:table-cell/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28.99" calcext:value-type="float">
            <text:p>528.99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657.3" calcext:value-type="float">
            <text:p>657.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6.8" calcext:value-type="float">
            <text:p>136.8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0.09" calcext:value-type="float">
            <text:p>530.0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56.12" calcext:value-type="float">
            <text:p>656.1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136.77" calcext:value-type="float">
            <text:p>136.77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29.13" calcext:value-type="float">
            <text:p>529.13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55.6" calcext:value-type="float">
            <text:p>655.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6.9" calcext:value-type="float">
            <text:p>136.9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0.32" calcext:value-type="float">
            <text:p>530.3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54.36" calcext:value-type="float">
            <text:p>654.3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7.01" calcext:value-type="float">
            <text:p>137.01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29.27" calcext:value-type="float">
            <text:p>529.2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55.65" calcext:value-type="float">
            <text:p>655.6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37.12" calcext:value-type="float">
            <text:p>137.12</text:p>
          </table:table-cell>
          <table:table-cell/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29.45" calcext:value-type="float">
            <text:p>529.45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655.9" calcext:value-type="float">
            <text:p>655.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37.32" calcext:value-type="float">
            <text:p>137.32</text:p>
          </table:table-cell>
          <table:table-cell/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30.81" calcext:value-type="float">
            <text:p>530.81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656.52" calcext:value-type="float">
            <text:p>656.5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7.58" calcext:value-type="float">
            <text:p>137.58</text:p>
          </table:table-cell>
          <table:table-cell/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31.02" calcext:value-type="float">
            <text:p>531.0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5.78" calcext:value-type="float">
            <text:p>655.7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37.71" calcext:value-type="float">
            <text:p>137.71</text:p>
          </table:table-cell>
          <table:table-cell/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31.52" calcext:value-type="float">
            <text:p>531.52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5.92" calcext:value-type="float">
            <text:p>655.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37.98" calcext:value-type="float">
            <text:p>137.98</text:p>
          </table:table-cell>
          <table:table-cell/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31.41" calcext:value-type="float">
            <text:p>531.41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6.32" calcext:value-type="float">
            <text:p>656.3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8.03" calcext:value-type="float">
            <text:p>138.03</text:p>
          </table:table-cell>
          <table:table-cell/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31.42" calcext:value-type="float">
            <text:p>531.4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6.11" calcext:value-type="float">
            <text:p>656.1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8.07" calcext:value-type="float">
            <text:p>138.07</text:p>
          </table:table-cell>
          <table:table-cell/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32.5" calcext:value-type="float">
            <text:p>532.5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6.12" calcext:value-type="float">
            <text:p>656.1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38.23" calcext:value-type="float">
            <text:p>138.23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2.54" calcext:value-type="float">
            <text:p>532.54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5.12" calcext:value-type="float">
            <text:p>655.1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38.5" calcext:value-type="float">
            <text:p>138.5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3.47" calcext:value-type="float">
            <text:p>533.47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06" calcext:value-type="float">
            <text:p>654.0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8.96" calcext:value-type="float">
            <text:p>138.96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5.92" calcext:value-type="float">
            <text:p>535.92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99" calcext:value-type="float">
            <text:p>654.9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8.94" calcext:value-type="float">
            <text:p>138.94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5.93" calcext:value-type="float">
            <text:p>535.93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45" calcext:value-type="float">
            <text:p>654.4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139.07" calcext:value-type="float">
            <text:p>139.07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4.83" calcext:value-type="float">
            <text:p>534.83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32" calcext:value-type="float">
            <text:p>654.3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9.28" calcext:value-type="float">
            <text:p>139.28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7.08" calcext:value-type="float">
            <text:p>537.08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6.07" calcext:value-type="float">
            <text:p>656.0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39.27" calcext:value-type="float">
            <text:p>139.27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6.77" calcext:value-type="float">
            <text:p>536.77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656.67" calcext:value-type="float">
            <text:p>656.6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39.75" calcext:value-type="float">
            <text:p>139.75</text:p>
          </table:table-cell>
          <table:table-cell/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537.17" calcext:value-type="float">
            <text:p>537.17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38" calcext:value-type="float">
            <text:p>654.3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39.81" calcext:value-type="float">
            <text:p>139.81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6.26" calcext:value-type="float">
            <text:p>536.26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2" calcext:value-type="float">
            <text:p>654.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39.82" calcext:value-type="float">
            <text:p>139.82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6.78" calcext:value-type="float">
            <text:p>536.78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93" calcext:value-type="float">
            <text:p>654.9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0.1" calcext:value-type="float">
            <text:p>140.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38.31" calcext:value-type="float">
            <text:p>538.31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655" calcext:value-type="float">
            <text:p>65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140.3" calcext:value-type="float">
            <text:p>140.3</text:p>
          </table:table-cell>
          <table:table-cell/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39.06" calcext:value-type="float">
            <text:p>539.06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653.71" calcext:value-type="float">
            <text:p>653.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0.55" calcext:value-type="float">
            <text:p>140.55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9.05" calcext:value-type="float">
            <text:p>539.05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653.41" calcext:value-type="float">
            <text:p>653.4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0.63" calcext:value-type="float">
            <text:p>140.63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6.91" calcext:value-type="float">
            <text:p>536.9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3.95" calcext:value-type="float">
            <text:p>653.9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0.92" calcext:value-type="float">
            <text:p>140.92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8.8" calcext:value-type="float">
            <text:p>538.8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5.49" calcext:value-type="float">
            <text:p>655.4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40.9" calcext:value-type="float">
            <text:p>140.9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8.5" calcext:value-type="float">
            <text:p>538.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5.82" calcext:value-type="float">
            <text:p>655.8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0.89" calcext:value-type="float">
            <text:p>140.89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7.77" calcext:value-type="float">
            <text:p>537.77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657.58" calcext:value-type="float">
            <text:p>657.5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0.99" calcext:value-type="float">
            <text:p>140.99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6.88" calcext:value-type="float">
            <text:p>536.88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5.45" calcext:value-type="float">
            <text:p>655.4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40.97" calcext:value-type="float">
            <text:p>140.97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7.87" calcext:value-type="float">
            <text:p>537.87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6.73" calcext:value-type="float">
            <text:p>656.7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1.21" calcext:value-type="float">
            <text:p>141.21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9.4" calcext:value-type="float">
            <text:p>539.4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5.65" calcext:value-type="float">
            <text:p>655.6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1.56" calcext:value-type="float">
            <text:p>141.56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8.54" calcext:value-type="float">
            <text:p>538.54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8.6" calcext:value-type="float">
            <text:p>658.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1.61" calcext:value-type="float">
            <text:p>141.61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8.85" calcext:value-type="float">
            <text:p>538.85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6.34" calcext:value-type="float">
            <text:p>656.3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41.67" calcext:value-type="float">
            <text:p>141.67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9.17" calcext:value-type="float">
            <text:p>539.1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6.02" calcext:value-type="float">
            <text:p>656.0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1.75" calcext:value-type="float">
            <text:p>141.75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2.74" calcext:value-type="float">
            <text:p>532.74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656.04" calcext:value-type="float">
            <text:p>656.0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1.93" calcext:value-type="float">
            <text:p>141.93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2.46" calcext:value-type="float">
            <text:p>532.46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73" calcext:value-type="float">
            <text:p>654.7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42.25" calcext:value-type="float">
            <text:p>142.25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33.58" calcext:value-type="float">
            <text:p>533.5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71" calcext:value-type="float">
            <text:p>654.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42.27" calcext:value-type="float">
            <text:p>142.27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2.89" calcext:value-type="float">
            <text:p>532.89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3.88" calcext:value-type="float">
            <text:p>653.8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2.34" calcext:value-type="float">
            <text:p>142.34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4.89" calcext:value-type="float">
            <text:p>534.89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55" calcext:value-type="float">
            <text:p>654.5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2.51" calcext:value-type="float">
            <text:p>142.51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3.39" calcext:value-type="float">
            <text:p>533.39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73" calcext:value-type="float">
            <text:p>654.7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2.64" calcext:value-type="float">
            <text:p>142.64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4.31" calcext:value-type="float">
            <text:p>534.3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14" calcext:value-type="float">
            <text:p>654.1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2.92" calcext:value-type="float">
            <text:p>142.92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4.36" calcext:value-type="float">
            <text:p>534.36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39" calcext:value-type="float">
            <text:p>654.3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3.28" calcext:value-type="float">
            <text:p>143.28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3.67" calcext:value-type="float">
            <text:p>533.6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5.04" calcext:value-type="float">
            <text:p>655.0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3.52" calcext:value-type="float">
            <text:p>143.52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3.89" calcext:value-type="float">
            <text:p>533.89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6.03" calcext:value-type="float">
            <text:p>656.0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3.65" calcext:value-type="float">
            <text:p>143.65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34.27" calcext:value-type="float">
            <text:p>534.2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6.87" calcext:value-type="float">
            <text:p>656.8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3.66" calcext:value-type="float">
            <text:p>143.66</text:p>
          </table:table-cell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35.84" calcext:value-type="float">
            <text:p>535.84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6.87" calcext:value-type="float">
            <text:p>656.8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43.44" calcext:value-type="float">
            <text:p>143.44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4.4" calcext:value-type="float">
            <text:p>534.4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6.64" calcext:value-type="float">
            <text:p>656.6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43.61" calcext:value-type="float">
            <text:p>143.61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3.12" calcext:value-type="float">
            <text:p>533.1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7.01" calcext:value-type="float">
            <text:p>657.0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3.92" calcext:value-type="float">
            <text:p>143.92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4.1" calcext:value-type="float">
            <text:p>534.1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5.44" calcext:value-type="float">
            <text:p>655.4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4.02" calcext:value-type="float">
            <text:p>144.02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4.54" calcext:value-type="float">
            <text:p>534.54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3.52" calcext:value-type="float">
            <text:p>653.5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4.33" calcext:value-type="float">
            <text:p>144.33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34.02" calcext:value-type="float">
            <text:p>534.02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653.3" calcext:value-type="float">
            <text:p>653.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44.53" calcext:value-type="float">
            <text:p>144.53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4.34" calcext:value-type="float">
            <text:p>534.34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5.24" calcext:value-type="float">
            <text:p>655.2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4.57" calcext:value-type="float">
            <text:p>144.57</text:p>
          </table:table-cell>
          <table:table-cell/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34.2" calcext:value-type="float">
            <text:p>534.2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4.61" calcext:value-type="float">
            <text:p>654.6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4.8" calcext:value-type="float">
            <text:p>144.8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4.81" calcext:value-type="float">
            <text:p>534.81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5.29" calcext:value-type="float">
            <text:p>655.2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4.98" calcext:value-type="float">
            <text:p>144.98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5.3" calcext:value-type="float">
            <text:p>535.3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4.98" calcext:value-type="float">
            <text:p>654.9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45.23" calcext:value-type="float">
            <text:p>145.23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6.47" calcext:value-type="float">
            <text:p>536.47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5.63" calcext:value-type="float">
            <text:p>655.6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5.34" calcext:value-type="float">
            <text:p>145.34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7.46" calcext:value-type="float">
            <text:p>537.46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655.66" calcext:value-type="float">
            <text:p>655.6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5.47" calcext:value-type="float">
            <text:p>145.47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6.16" calcext:value-type="float">
            <text:p>536.16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6.19" calcext:value-type="float">
            <text:p>656.1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45.65" calcext:value-type="float">
            <text:p>145.65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6.53" calcext:value-type="float">
            <text:p>536.53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7.4" calcext:value-type="float">
            <text:p>657.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5.83" calcext:value-type="float">
            <text:p>145.83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5.22" calcext:value-type="float">
            <text:p>535.22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5.67" calcext:value-type="float">
            <text:p>655.6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6.04" calcext:value-type="float">
            <text:p>146.04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4.83" calcext:value-type="float">
            <text:p>534.83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5.19" calcext:value-type="float">
            <text:p>655.1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6.22" calcext:value-type="float">
            <text:p>146.22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7.26" calcext:value-type="float">
            <text:p>537.26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5.22" calcext:value-type="float">
            <text:p>655.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6.59" calcext:value-type="float">
            <text:p>146.59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7.04" calcext:value-type="float">
            <text:p>537.04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5.54" calcext:value-type="float">
            <text:p>655.5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6.8" calcext:value-type="float">
            <text:p>146.8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5.3" calcext:value-type="float">
            <text:p>535.3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5.41" calcext:value-type="float">
            <text:p>655.4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6.67" calcext:value-type="float">
            <text:p>146.67</text:p>
          </table:table-cell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37.1" calcext:value-type="float">
            <text:p>537.1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78" calcext:value-type="float">
            <text:p>654.7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6.86" calcext:value-type="float">
            <text:p>146.86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7.03" calcext:value-type="float">
            <text:p>537.03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6.01" calcext:value-type="float">
            <text:p>656.0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6.93" calcext:value-type="float">
            <text:p>146.93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7.32" calcext:value-type="float">
            <text:p>537.32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655" calcext:value-type="float">
            <text:p>65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7.06" calcext:value-type="float">
            <text:p>147.06</text:p>
          </table:table-cell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5.99" calcext:value-type="float">
            <text:p>535.99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654.59" calcext:value-type="float">
            <text:p>654.5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7.28" calcext:value-type="float">
            <text:p>147.28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7.54" calcext:value-type="float">
            <text:p>537.54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5.79" calcext:value-type="float">
            <text:p>655.7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47.61" calcext:value-type="float">
            <text:p>147.61</text:p>
          </table:table-cell>
          <table:table-cell/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36.87" calcext:value-type="float">
            <text:p>536.8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4.4" calcext:value-type="float">
            <text:p>654.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7.45" calcext:value-type="float">
            <text:p>147.45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8.06" calcext:value-type="float">
            <text:p>538.06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4.86" calcext:value-type="float">
            <text:p>654.8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7.32" calcext:value-type="float">
            <text:p>147.32</text:p>
          </table:table-cell>
          <table:table-cell/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39.71" calcext:value-type="float">
            <text:p>539.71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5.04" calcext:value-type="float">
            <text:p>655.0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47.76" calcext:value-type="float">
            <text:p>147.76</text:p>
          </table:table-cell>
          <table:table-cell/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38.92" calcext:value-type="float">
            <text:p>538.92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5.84" calcext:value-type="float">
            <text:p>655.8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7.83" calcext:value-type="float">
            <text:p>147.83</text:p>
          </table:table-cell>
          <table:table-cell/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38.66" calcext:value-type="float">
            <text:p>538.66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69" calcext:value-type="float">
            <text:p>654.6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7.92" calcext:value-type="float">
            <text:p>147.92</text:p>
          </table:table-cell>
          <table:table-cell/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538.66" calcext:value-type="float">
            <text:p>538.66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89" calcext:value-type="float">
            <text:p>654.8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8.06" calcext:value-type="float">
            <text:p>148.06</text:p>
          </table:table-cell>
          <table:table-cell/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38.39" calcext:value-type="float">
            <text:p>538.3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4.74" calcext:value-type="float">
            <text:p>654.7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48.29" calcext:value-type="float">
            <text:p>148.29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9.56" calcext:value-type="float">
            <text:p>539.56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07" calcext:value-type="float">
            <text:p>654.0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8.43" calcext:value-type="float">
            <text:p>148.43</text:p>
          </table:table-cell>
          <table:table-cell/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39.31" calcext:value-type="float">
            <text:p>539.3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54.91" calcext:value-type="float">
            <text:p>654.9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8.65" calcext:value-type="float">
            <text:p>148.65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39.41" calcext:value-type="float">
            <text:p>539.41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3.13" calcext:value-type="float">
            <text:p>653.1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8.78" calcext:value-type="float">
            <text:p>148.78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7.66" calcext:value-type="float">
            <text:p>537.66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54.08" calcext:value-type="float">
            <text:p>654.0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8.83" calcext:value-type="float">
            <text:p>148.83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8" calcext:value-type="float">
            <text:p>53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62" calcext:value-type="float">
            <text:p>654.6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8.82" calcext:value-type="float">
            <text:p>148.82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6.99" calcext:value-type="float">
            <text:p>536.99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3.96" calcext:value-type="float">
            <text:p>653.9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148.87" calcext:value-type="float">
            <text:p>148.87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7.25" calcext:value-type="float">
            <text:p>537.2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4.4" calcext:value-type="float">
            <text:p>654.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float" office:value="148.74" calcext:value-type="float">
            <text:p>148.74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6.85" calcext:value-type="float">
            <text:p>536.8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4.09" calcext:value-type="float">
            <text:p>654.0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9.23" calcext:value-type="float">
            <text:p>539.23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54.86" calcext:value-type="float">
            <text:p>654.8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149.03" calcext:value-type="float">
            <text:p>149.03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7.53" calcext:value-type="float">
            <text:p>537.53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5.87" calcext:value-type="float">
            <text:p>655.8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float" office:value="149.32" calcext:value-type="float">
            <text:p>149.32</text:p>
          </table:table-cell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37" calcext:value-type="float">
            <text:p>53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56.29" calcext:value-type="float">
            <text:p>656.2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03])" office:value-type="float" office:value="151" calcext:value-type="float">
            <text:p>151</text:p>
          </table:table-cell>
          <table:table-cell table:formula="of:=AVERAGE([.C3:.C103])" office:value-type="float" office:value="142.220297029703" calcext:value-type="float">
            <text:p>142.220297029703</text:p>
          </table:table-cell>
          <table:table-cell/>
          <table:table-cell table:formula="of:=AVERAGE([.E3:.E103])" office:value-type="float" office:value="545.564356435644" calcext:value-type="float">
            <text:p>545.564356435644</text:p>
          </table:table-cell>
          <table:table-cell table:formula="of:=AVERAGE([.F3:.F103])" office:value-type="float" office:value="534.422277227723" calcext:value-type="float">
            <text:p>534.422277227723</text:p>
          </table:table-cell>
          <table:table-cell/>
          <table:table-cell table:formula="of:=AVERAGE([.H3:.H103])" office:value-type="float" office:value="620.594059405941" calcext:value-type="float">
            <text:p>620.594059405941</text:p>
          </table:table-cell>
          <table:table-cell table:formula="of:=AVERAGE([.I3:.I103])" office:value-type="float" office:value="655.54099009901" calcext:value-type="float">
            <text:p>655.540990099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B3:.B103])" office:value-type="float" office:value="1.7606816861659" calcext:value-type="float">
            <text:p>1.7606816861659</text:p>
          </table:table-cell>
          <table:table-cell table:formula="of:=STDEV([.C3:.C103])" office:value-type="float" office:value="4.42362847794558" calcext:value-type="float">
            <text:p>4.42362847794558</text:p>
          </table:table-cell>
          <table:table-cell/>
          <table:table-cell table:formula="of:=STDEV([.E3:.E103])" office:value-type="float" office:value="8.01799955298596" calcext:value-type="float">
            <text:p>8.01799955298596</text:p>
          </table:table-cell>
          <table:table-cell table:formula="of:=STDEV([.F3:.F103])" office:value-type="float" office:value="4.14734876305046" calcext:value-type="float">
            <text:p>4.14734876305046</text:p>
          </table:table-cell>
          <table:table-cell/>
          <table:table-cell table:formula="of:=STDEV([.H3:.H103])" office:value-type="float" office:value="3.06978246076748" calcext:value-type="float">
            <text:p>3.06978246076748</text:p>
          </table:table-cell>
          <table:table-cell table:formula="of:=STDEV([.I3:.I103])" office:value-type="float" office:value="1.28120919833608" calcext:value-type="float">
            <text:p>1.281209198336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103])" office:value-type="float" office:value="151" calcext:value-type="float">
            <text:p>151</text:p>
          </table:table-cell>
          <table:table-cell table:formula="of:=MEDIAN([.C3:.C103])" office:value-type="float" office:value="142.25" calcext:value-type="float">
            <text:p>142.25</text:p>
          </table:table-cell>
          <table:table-cell/>
          <table:table-cell table:formula="of:=MEDIAN([.E3:.E103])" office:value-type="float" office:value="544" calcext:value-type="float">
            <text:p>544</text:p>
          </table:table-cell>
          <table:table-cell table:formula="of:=MEDIAN([.F3:.F103])" office:value-type="float" office:value="535.3" calcext:value-type="float">
            <text:p>535.3</text:p>
          </table:table-cell>
          <table:table-cell/>
          <table:table-cell table:formula="of:=MEDIAN([.H3:.H103])" office:value-type="float" office:value="620" calcext:value-type="float">
            <text:p>620</text:p>
          </table:table-cell>
          <table:table-cell table:formula="of:=MEDIAN([.I3:.I103])" office:value-type="float" office:value="655.45" calcext:value-type="float">
            <text:p>655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L</text:p>
          </table:table-cell>
          <table:table-cell/>
          <table:table-cell table:formula="of:=[.C105]+3*[.$C$106]" office:value-type="float" office:value="155.49118246354" calcext:value-type="float">
            <text:p>155.49118246354</text:p>
          </table:table-cell>
          <table:table-cell table:number-columns-repeated="2"/>
          <table:table-cell table:formula="of:=[.F105]+3*[.$C$106]" office:value-type="float" office:value="547.69316266156" calcext:value-type="float">
            <text:p>547.69316266156</text:p>
          </table:table-cell>
          <table:table-cell table:number-columns-repeated="2"/>
          <table:table-cell table:formula="of:=[.I105]+3*[.$C$106]" office:value-type="float" office:value="668.811875532847" calcext:value-type="float">
            <text:p>668.8118755328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CL</text:p>
          </table:table-cell>
          <table:table-cell/>
          <table:table-cell table:formula="of:=[.C105]-3*[.$C$106]" office:value-type="float" office:value="128.949411595866" calcext:value-type="float">
            <text:p>128.949411595866</text:p>
          </table:table-cell>
          <table:table-cell table:number-columns-repeated="2"/>
          <table:table-cell table:formula="of:=[.F105]-3*[.$C$106]" office:value-type="float" office:value="521.151391793886" calcext:value-type="float">
            <text:p>521.151391793886</text:p>
          </table:table-cell>
          <table:table-cell table:number-columns-repeated="2"/>
          <table:table-cell table:formula="of:=[.I105]-3*[.$C$106]" office:value-type="float" office:value="642.270104665174" calcext:value-type="float">
            <text:p>642.270104665174</text:p>
          </table:table-cell>
          <table:table-cell table:number-columns-repeated="1015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nar</meta:initial-creator>
    <meta:creation-date>2019-04-27T02:09:43</meta:creation-date>
    <dc:date>2019-05-02T10:34:00.504323557</dc:date>
    <meta:generator>LibreOffice/5.2.7.2$Linux_X86_64 LibreOffice_project/20m0$Build-2</meta:generator>
    <meta:editing-duration>PT1M30S</meta:editing-duration>
    <meta:editing-cycles>2</meta:editing-cycles>
    <meta:document-statistic meta:table-count="1" meta:cell-count="6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